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cm, 3.102cm, 0cm, -0.282cm)" draw:image-opacity="100%" style:mirror="horizontal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>
      <style:graphic-properties draw:textarea-vertical-align="top" fo:min-height="11.43cm" loext:decorative="false"/>
      <style:paragraph-properties style:writing-mode="lr-tb"/>
    </style:style>
    <style:style style:name="pr5" style:family="presentation" style:parent-style-name="Blueprint_20_Plans-subtitle">
      <style:graphic-properties draw:fill-color="#ffffff" draw:textarea-vertical-align="top" fo:min-height="14.605cm" loext:decorative="false"/>
      <style:paragraph-properties style:writing-mode="lr-tb"/>
    </style:style>
    <style:style style:name="pr6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Improper communication </text:p>
          </draw:text-box>
        </draw:frame>
        <draw:frame presentation:style-name="pr2" draw:text-style-name="P1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3" draw:layer="layout" svg:width="26.035cm" svg:height="11.43cm" svg:x="1.27cm" svg:y="0.635cm" presentation:class="title" presentation:user-transformed="true">
          <draw:text-box>
            <text:p text:style-name="P3">The improper communication can be a big problem while developing a project can be a big problem. That is why it is important to communicate properly </text:p>
          </draw:text-box>
        </draw:frame>
        <draw:frame draw:style-name="gr2" draw:text-style-name="P4" draw:layer="layout" svg:width="0.211cm" svg:height="0.001cm" svg:x="4.869cm" svg:y="17.78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32">
        <draw:frame presentation:style-name="pr5" draw:text-style-name="P5" draw:layer="layout" svg:width="25.834cm" svg:height="14.605cm" svg:x="1.27cm" svg:y="0.635cm" presentation:class="subtitle" presentation:user-transformed="true">
          <draw:text-box>
            <text:p text:style-name="P3">The problem can be solved easily by ensuring proper communication is established. That can be done by seating up a meeting times, seating up a please where everyone can see what needs to be done. <text:s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1T18:44:14.863000000</meta:creation-date>
    <meta:editing-duration>PT3M17S</meta:editing-duration>
    <meta:editing-cycles>2</meta:editing-cycles>
    <meta:generator>LibreOffice/24.2.2.2$Windows_X86_64 LibreOffice_project/d56cc158d8a96260b836f100ef4b4ef25d6f1a01</meta:generator>
    <dc:title>Blueprint Plans</dc:title>
    <dc:date>2025-04-21T19:09:37.340000000</dc:date>
    <meta:document-statistic meta:object-count="66"/>
  </office:meta>
</office:document-meta>
</file>